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ＭＳ 明朝" svg:font-family="'ＭＳ 明朝', 'MS Mincho'" style:font-family-generic="roman"/>
    <style:font-face style:name="Mangal2" svg:font-family="Mangal" style:font-pitch="variable"/>
    <style:font-face style:name="Sherwood" svg:font-family="Sherwood"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ahoma" fo:font-size="10.5pt" fo:language="fr" fo:country="FR" style:font-size-asian="10.5pt" style:language-asian="zxx" style:country-asian="none" style:font-size-complex="10.5pt" style:language-complex="zxx" style:country-complex="none"/>
    </style:style>
    <style:style style:name="P2" style:family="paragraph" style:parent-style-name="Standard">
      <style:text-properties style:font-name="Tahoma" fo:font-size="10.5pt" fo:language="fr" fo:country="FR" style:font-size-asian="10.5pt" style:language-asian="ja" style:country-asian="JP" style:font-size-complex="10.5pt" style:language-complex="zxx" style:country-complex="none"/>
    </style:style>
    <style:style style:name="P3" style:family="paragraph" style:parent-style-name="Standard">
      <style:paragraph-properties fo:text-align="center" style:justify-single-word="false"/>
      <style:text-properties style:font-name="Tahoma" fo:font-size="10.5pt" fo:language="fr" fo:country="FR" style:font-size-asian="10.5pt" style:font-size-complex="10.5pt"/>
    </style:style>
    <style:style style:name="P4" style:family="paragraph" style:parent-style-name="Standard">
      <style:paragraph-properties fo:text-align="start" style:justify-single-word="false"/>
      <style:text-properties style:font-name="Tahoma" fo:font-size="10.5pt" fo:language="fr" fo:country="FR" style:font-size-asian="10.5pt" style:font-size-complex="10.5pt"/>
    </style:style>
    <style:style style:name="P5" style:family="paragraph" style:parent-style-name="Standard">
      <style:paragraph-properties fo:text-align="start" style:justify-single-word="false"/>
      <style:text-properties style:font-name="Sherwood" fo:font-size="10.5pt" fo:language="fr" fo:country="FR" style:font-size-asian="10.5pt" style:font-size-complex="10.5pt"/>
    </style:style>
    <style:style style:name="P6" style:family="paragraph" style:parent-style-name="Standard" style:master-page-name="Standard">
      <style:paragraph-properties fo:text-align="center" style:justify-single-word="false" style:page-number="auto"/>
      <style:text-properties style:font-name="Sherwood" fo:font-size="16pt" fo:language="fr" fo:country="FR" fo:font-weight="normal" style:font-size-asian="16pt" style:font-weight-asian="normal" style:font-size-complex="16pt" style:font-weight-complex="normal"/>
    </style:style>
    <style:style style:name="P7" style:family="paragraph" style:parent-style-name="Standard" style:list-style-name="L1">
      <style:text-properties style:font-name="Tahoma" fo:font-size="10.5pt" fo:language="fr" fo:country="FR" style:font-size-asian="10.5pt" style:language-asian="ja" style:country-asian="JP" style:font-size-complex="10.5pt" style:language-complex="zxx" style:country-complex="none"/>
    </style:style>
    <style:style style:name="P8" style:family="paragraph" style:parent-style-name="Standard" style:list-style-name="L1">
      <style:paragraph-properties fo:text-align="start" style:justify-single-word="false"/>
      <style:text-properties style:font-name="Tahoma" fo:font-size="10.5pt" fo:language="fr" fo:country="FR" style:font-size-asian="10.5pt" style:language-asian="ja" style:country-asian="JP" style:font-size-complex="10.5pt" style:language-complex="zxx" style:country-complex="none"/>
    </style:style>
    <style:style style:name="P9" style:family="paragraph" style:parent-style-name="Standard">
      <style:text-properties style:font-name="Tahoma" fo:font-size="10.5pt" fo:language="fr" fo:country="FR" style:font-size-asian="10.5pt" style:language-asian="zxx" style:country-asian="none" style:font-size-complex="10.5pt" style:language-complex="zxx" style:country-complex="none"/>
    </style:style>
    <style:style style:name="P10" style:family="paragraph" style:parent-style-name="Standard" style:list-style-name="L1">
      <style:text-properties style:font-name="Tahoma" fo:font-size="10.5pt" fo:language="fr" fo:country="FR" style:font-size-asian="10.5pt" style:language-asian="zxx" style:country-asian="none" style:font-size-complex="10.5pt" style:language-complex="zxx" style:country-complex="none"/>
    </style:style>
    <style:style style:name="T1" style:family="text">
      <style:text-properties style:language-asian="ja" style:country-asian="JP"/>
    </style:style>
    <style:style style:name="T2" style:family="text">
      <style:text-properties style:language-asian="zxx" style:country-asian="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orbe originel</text:p>
      <text:p text:style-name="P3"/>
      <text:p text:style-name="P5">Chapitre 1.</text:p>
      <text:p text:style-name="P4"/>
      <text:p text:style-name="P4"><text:tab/>Si l’échec des héros couronnés sur les flancs du Mont du destin face à l'Innommable a provoqué un cataclysme dont la terre portera à jamais les stigmates, il n'a pas conduit à l'anéantissement total de toute vie ; Sur ce point seulement, les anciens se sont trompés. Mais y avons nous gagné au change ? Au lieu de la fin soudaine annoncée, l'Homme est maintenant contraint d'assister impuissant à la lente et inéluctable agonie de son peuple. Car si un torrent de lave rougeoyante n'a pas recouvert l'Empire, c'est un raz-de-marée de peaux vertes qui l'a totalement submergé. </text:p>
      <text:p text:style-name="P4"/>
      <text:p text:style-name="P4"><text:tab/>Cela fait maintenant une vingtaine d'années que l'Apocalypse s'est abattue sur Terre. Aujourd'hui, les Orcs et leurs alliés règnent en maitre absolu sur tout l'Empire déchu et les humains qui ont survécus à leur fureur sont réduit à l'état d'esclavage ou vivent reclus dans les recoins les plus inaccessibles.</text:p>
      <text:p text:style-name="P4"/>
      <text:p text:style-name="P4"><text:tab/>C'est dans l'une de ces communautés d'Homme libre, réfugiée au sein des Pics tranchants, que vivent Marvin et Balrok ; deux hommes dont le destin allait basculer sur un coup du sort. Marvin, un jeune homme bien bâti originaire de Pamicie, était l'un des meilleurs éclaireur du camp ; très agile, il magnait son poignard avec une telle dextérité qu'il ne craignait pas d'affronter des Orcs bien armés. La crainte, c'est ce qu'inspirait Balrok aux ennemis qui avaient le malheur de croiser sa route. D'une puissance phénoménale, cet homme des Steps était, dit t'on, capable d'abattre un arbre d'un seul coup de son imposante hache. Loin d'être dénué d'intelligence, il était sans conteste le plus puissant guerrier du camp.</text:p>
      <text:p text:style-name="P4"/>
      <text:p text:style-name="P4"><text:tab/>Alors que les deux hommes revenaient un jour de chasse, ils tombèrent sur des éclaireurs orcs qu'ils réduisirent rapidement au silence. Balrok faisant notamment étalage de sa férocité en éventrant d'un seul coup l'un d'entre eux. Après avoir dissimulé les corps, ils rentrèrent au camp en prenant bien garde de ne pas être suivi. Ils firent leur rapport à Rhal, un vétéran très respecté qui faisait office de chef pour la communauté, et allèrent gouter un repos bien mérité. Peu après, Rhal les convoqua et leur exposa la découverte de Backus l’érudit : dans le temple abandonné de Amkalad se trouverait un artéfact puissant du nom de « Orbe originelle ». Bien que quelque peu sceptique, Rhal confia à Marvin et Balrok la tache d'explorer le temple à la recherche d'un objet qui, s'il existait et se trouvait encore là, pourrait être d'une grande aide face aux dangers qui menaces la communauté.</text:p>
      <text:p text:style-name="P4"/>
      <text:p text:style-name="P4"><text:tab/>C'est donc avec un peu d'équipement et comme seul indice que l'orbe se trouve dans la « Matrice » du temple, que les deux héros se mirent en route. Connaissant bien la région, ils n’eurent aucune difficulté à trouve l'entrée d'Amkalad et y pénétrèrent prudemment. Le temps n'avait pas épargné ce temple antique, rendant les grandes fresques qui le décoraient quasiment imperceptible. C'est donc au milieu des gravas et en longeant les murs que les aventuriers s'enfoncèrent plus avant dans la noirceur du temple. Malgré toute leur prudence, ils se firent surprendre par des créatures de cauchemars : des squelettes animés d'une force obscure, portant de long cimeterre et dans les yeux desquelles vacillait une lueur bleu. Cette vision d'horreur failli couter la vie à Balrok mais sembla décupler la force de Marvin dont les virevoltements de son poignard mirent en pièce le squelette qui lui faisait face et achevèrent celui dont Balrok avait bien du mal à se défaire. Ce dernier ne se laissa pas impressionné quand de nouveaux squelettes leur barrèrent la route et fit parler sa puissance destructive pour venir à bout d'ennemis en sur nombre. </text:p>
      <text:p text:style-name="P4"/>
      <text:p text:style-name="P4"><text:tab/>A force d'explorations, parfois très périlleuses, ils finirent pas trouver le mécanisme qui leur permis d’accéder au saint des saints ; Une salle ou se dressait la statue d'une déesse antique de la fécondité qui permit à Balrok d’éclaircir le mystère de la « matrice », l'endroit où germe la vie : le ventre de la déesse. En faisant pivoter le haut de la statue, ils découvrirent une cavité creusé en son centre ou reposait une statuette de jade représentant un nouveau né : l'Orbe originelle. Ils la ramenèrent précautionneusement au camp et la confia à Backus pour qu'il puisse l'examiner.</text:p>
      <text:p text:style-name="P4"/>
      <text:p text:style-name="P5">Chapitre 2.</text:p>
      <text:p text:style-name="P4"/>
      <text:p text:style-name="P1"><text:tab/>Backus l'érudit emmena avec lui l'Orbe originelle et s'enferma dans la section de la grotte qui lui servait de chambre, au milieu <text:span text:style-name="T1">d'un fourbi d</text:span>e caisses pleines de vieux livres reliés. Les premiers jours, il fit quelques apparitions à l'heure de la soupe mais son esprit, comme à l'accoutumé, semblait vaguer vers des contrées lointaines <text:span text:style-name="T1">et Marvin n'obtient aucune réponse cohérente aux questions qui le taraudées.</text:span> Puis, pendant <text:span text:style-name="T1">deux</text:span> jours et <text:span text:style-name="T1">deux </text:span>nuits, il refusa de sortir.</text:p>
      <text:p text:style-name="P1"/>
      <text:p text:style-name="P1"><text:tab/>Quand, Rhal le brave essaya de le raisonner pour qu'il se nourrisse, il prétexta que des enjeux supérieurs retenaient son attention et qu'il y était presque. Le <text:span text:style-name="T1">trois</text:span>ième jour, n'y tenant plus, il demanda à Balrok d'enfoncer la <text:soft-page-break/>porte <text:span text:style-name="T1">et, a</text:span>ccompagné de Marvin, ils pénétrèrent dans la cavité jonchée de livre ouvert et abandonné à même le sol. Au milieu de la pièce, l'Orbe trônait sur une caisse, la douce lueur verdâtre<text:span text:style-name="T1"> </text:span>en emmenant éclairant légèrement la pièce ; Backus lui, était prostré non loin de la à <text:span text:style-name="T1">sangloté</text:span> en bredouillant des mots incompréhensibles. Il fallut que Balrok le sorte de la et que Rhal lui ordonne de parler pour qu'il trouve <text:span text:style-name="T1">enfin </text:span>la force d'articuler quelques mots : « un dieu... c'est un dieu ».</text:p>
      <text:p text:style-name="P1"/>
      <text:p text:style-name="P1"><text:tab/>Se sentant incapable d'ajouter un mot, il fit signe à <text:span text:style-name="T1">l'</text:span>assistance de le suivre, retourna <text:span text:style-name="T1">en titubant jusqu'à son gourbi</text:span>, pris un gros volume aux pages jaunis et l'ouvrit devant Rhal en pointant du doigt un paragraphe richement décoré. Rhal approcha une bougie et <text:span text:style-name="T1">chercha à </text:span>lire le texte à <text:span text:style-name="T1">haute voix </text:span>mais trébucha <text:span text:style-name="T1">tant</text:span> <text:span text:style-name="T1">sur </text:span>les mots <text:span text:style-name="T1">que,</text:span> <text:span text:style-name="T1">d</text:span>'un air dépité, Backus lui <text:span text:style-name="T1">re</text:span>pris le volume des mains et commença la lecture d'une voix <text:span text:style-name="T1">monocorde</text:span> :</text:p>
      <text:p text:style-name="P1"/>
      <text:p text:style-name="P1"><text:tab/>« Il y aura un temps où les dieux délaisseront <text:span text:style-name="T1">Shaïa</text:span> et abandonneront les Hommes à leur sort. Ce sera un temps de ténèbres et de désolation, ou le bon grain se changera en ivraie et ou les femmes enfanteront des monstres. <text:span text:style-name="T1">Si comme toute chose, ce temps connaitra inéluctablement une fin, c'est de l’abnégation des Hommes et du concours des dieux qu'en dépendra l'issue. Au cœur d'Amkhaed repose le germe d'Orzaroth, issu</text:span> d'<text:span text:style-name="T1">Ulmar</text:span> le patriarche et de Z<text:span text:style-name="T1">o</text:span>ha la nourricière. S<text:span text:style-name="T1">on avènement sera annonciateur de rédemption pour les Hommes mais, à travers les ténèbres, l'aube divine ne poindra pas aisément et elle ne se révèlera qu'aux plus vénérables d'entre eux. Ayant recueillis les présents de Rho et de Fho en leur demeure, le destin dirigera le pas des élus vers Aldarae, porteur de la promesse de vie. Comme à l'aurore de leur vie, ils se présenteront </text:span><text:span text:style-name="T1">devant le créateur en toute pureté et déposeront en son giron le germe divin et les dons des titans. Par la grâce du créateur, s'éveillera alors Orzaroth. L'aube ne se lèvera pas tôt pour autant et les Hommes devront prendre soin du fruit divin comme il le ferait d'un mortel. Ce n'est qu'après 36 décas et 5 jours épagomènes qu'Orzaroth s’élèvera aux cieux et guidera les Hommes vers leur salut. </text:span>Prophétie <text:span text:style-name="T1">LXIII </text:span>d'Atlus le vénérable. An 413 de l'Empire aldar. »</text:p>
      <text:p text:style-name="P1"/>
      <text:p text:style-name="P1"><text:tab/>Backus <text:span text:style-name="T1">ferma lentement l'ouvrage, pointa l'Orbe de ses doigts tremblants et articula du mieux qu'il pu : « Au sein de cette statuette repose l’âme d'Orzaroth... le seul espoir de notre peuple ». Les regards se tournèrent alors vers l'Orbe à la recherche d'un signe, mais elle continua à irradier paisiblement la pièce de sa douce lueur verdâtre, indifférente à l'agitation de la foule de curieux qui s'amassait autour d'elle.</text:span></text:p>
      <text:p text:style-name="P2"/>
      <text:p text:style-name="P1"><text:span text:style-name="T1"><text:tab/>A l'air </text:span>dubitatif<text:span text:style-name="T1"> de Rhal, Backus se </text:span>renfrogna et tenta de convaincre <text:span text:style-name="T1">son assistance </text:span>que tout concordé ! <text:span text:style-name="T1">Amkhaed, l'antique nom du temple d'Amkalad ou Balrok et Marvin avaient trouvés l'Orbe originelle, le germe divin de la prophétie. Rho le seigneur des volcans et Flo seigneur des mers. Jusqu'aux </text:span>femmes qui enfantent des montres, une<text:span text:style-name="T1"> </text:span>référence aux demi-humains.</text:p>
      <text:p text:style-name="P1"/>
      <text:p text:style-name="P1"><text:tab/>Ce dernier point, Balrok ne pouvait le nier. Il se souvenait encore nettement d'une pauvre fille souillée par des orcs et de la petite créature verdâtre sorti de son giron qu'on lui avait demandé de faire passer de vie à trépas. Il avait beau accepter les lois de la communauté et haïr les peaux vertes, mais jeter du haut d'une falaise ce petit être sans défense n'avait pas été chose facile.</text:p>
      <text:p text:style-name="P2"/>
      <text:p text:style-name="P5">Chapitre 3.</text:p>
      <text:p text:style-name="P4"/>
      <text:p text:style-name="P1"><text:tab/>Rhal décida de réunir immédiatement le conseil, et les membres de la communauté lui emboitèrent le pas vers la grande grotte vouté dans laquelle ils se réunissaient en pareil cas. Une fois tout le monde installé sur les gradins naturels qui encerclaient un grand brasier central, il prit la parole pour exposer la situation. Un point lui semblait acquis : la statuette correspondait bien, que ce soit son emplacement ou sa forme, à la description faite dans la prophétie. Cela signifiait-il pour autant que le reste de la prophétie était véridique ? Là était toute la question ! </text:p>
      <text:p text:style-name="P1"/>
      <text:p text:style-name="P1"><text:tab/><text:span text:style-name="T1">Quand Rhal demanda </text:span>à Backus <text:span text:style-name="T1">s'il existait un moyen de vérifier la véracité de la prophétie sans se lancer dans un périlleux voyage vers des contrés lointaines, il répondu, d'un air dédaigneux, que si on ne le croyait pas lui, peut-être croirait-on l'Oracle. A l'évocation de l'Oracle, un brouhaha traversa l'assistance ; beaucoup avait déjà entendu parlé de cet Hermite qu'on disait habiter au somment d'un arbre gigantesque au sud du Bois des ombres et qui passait pour avoir connaissance de tous les mystères de la vie.</text:span></text:p>
      <text:p text:style-name="P2"/>
      <text:p text:style-name="P1"><text:span text:style-name="T1"><text:tab/></text:span>On demanda ensuite à Backus des renseignements sur les lieux cités dans par la prophétie. D'après lui <text:span text:style-name="T1">Raehorth, la demeure de Rho, titan du feu, se situerait au delà de la Nebha, au abord des Trois enfers, une chaine de volcan en perpétuel éruption depuis le grand cataclysme. Phomea, la demeure de Fho, titan de l'eau, se trouverait dans les monts venteux, à la limite du nouvel océan. Quand à Aldarae, la demeure du créateur, Backus avoua n'en pas connaître l'emplacement. </text:span></text:p>
      <text:p text:style-name="P2"/>
      <text:p text:style-name="P2"><text:soft-page-break/><text:tab/>Pour Rhal, cela faisait une raison de plus d'aller voir l'Oracle et il fut décidé que dès le lendemain, Marvin et Backus partirait pour le Bois aux ombres pour essayer de trouver cet étrange personnage. Rhal ne pouvant se séparer d'autres patrouilleurs, il proposa que Méo, une guerrière aux techniques peu orthodoxe à son goût, les accompagnes. Les préparatifs fait, les trois compagnons restèrent un moment près du feu à discuter de leur mission avant de sombrer dans le sommeil.</text:p>
      <text:p text:style-name="P2"/>
      <text:p text:style-name="P2"><text:tab/>Dès l'aube, ils se mirent en marche et atteignirent la grande route, qui traversait la vallée au sud des Monts déchirés, avant que le soleil ne soit au zénith. Alors qu'ils s'étaient mis à couvert dans un bosquet, ils virent un ombre dans une cage accroché à une grosse branche mais n'eurent pas le temps d'y voir de plus près qu'une troupe d'Orcs bien armés s'approcha. Perché sur une branche, à l’abri des regards, Méo assista impuissante au jeu macabre des Orcs s'entrainant à tirer des flèches sur l'homme enfermé dans la cage et qui semblait encore vivant. Après leurs départ, elle se précipita vers la cage, délivra le malheureux et réussi à le sauver malgré ses graves blessures. Les cadavres en putréfaction qui se balançant au bout de cordes non loin de la et sur lesquels Balrok tomba nez-à-nez, avaient eu moins de chance.</text:p>
      <text:p text:style-name="P2"><text:tab/></text:p>
      <text:p text:style-name="P2"><text:tab/>Les trois compagnons décidèrent alors de rentrer au camp afin d'y ramener le rescapé, quitte à perdre une journée de marche. Ralenti par le blessé, ils arrivèrent au pied des montagnes en fin de journée et décidèrent d'y passer la nuit avant de tenter la monté. Ils s'installaient tranquillement autour d'un feu quand ils furent assaillis par une petite troupe de goblins. Le combat fut rude, l'obscurité gênant les humains bien plus que les peaux vertes. Balrok, gravement blessé à l'épaule, eu bien du mal à tenir têtes à des goblins en surnombre, jusqu'à ce que Méo et Marvin, prenant le dessus sur leurs adversaires, provoques une débandade qui fut fatale aux goblins.</text:p>
      <text:p text:style-name="P2"/>
      <text:p text:style-name="P2"><text:tab/>Le lendemain, ils arrivèrent au camps et purent enfin panser leurs blessures. Le rescapé, un dénommé Stan, semblait hors de danger et après un repos bien mérité, les trois compagnons se remirent en route. Ils redescendirent la montagne, traversèrent la vallée et atteignirent le bois des ombres en fin de journée sans avoir croisé âme qui vive. Au grand détour par l'ouest, ils préférèrent couper à travers bois mais, à peine pénétrèrent<text:span text:style-name="T2"> t'ils en ce lieu, qu'un son assourdissant de claquements sinistres envahit la forêt. Un ennemi invisible semblaient habiter ces arbres et les compagnons durent se résoudre à faire le grand tour. Ils bivouaquèrent dans la vallée, à quelques encablures des bois et se remirent en marche dès l'aube venue. Alors que le soleil n'était pas encore au zénith, ils atteignirent la pointe ouest du bois et commencèrent à le contourner par le sud. Plus loin à l'ouest, la Nebha coulait dans la vallée ; et au delà, le ciel rouge zébré d'éclairs trahissait la présence de la chaine volcanique des Trois enfers.</text:span></text:p>
      <text:p text:style-name="P1"/>
      <text:p text:style-name="P1"><text:tab/>Après une petite heure de marche le long la forêt, Méo fit signe à ses compagnons de se cacher dans les bois ; elle avait repéré des silhouettes d’humanoïde venant vers eux. Alors que cinq hommes en armes dépassaient leur cachette sans les remarquer et commençaient à s'éloigner, Méo et Marvin convainquirent Balrok d'aller seul leur parler. La discussion tourna court ; Les cinq hommes, emmené par un grand costaud à la face patibulaire, devinrent menaçant dès que Balrok leur révéla qu'il venait d'une communauté vivant dans les Monts déchirés. Ils voulaient connaître l'emplacement de cette communauté et Balrok, seul contre cinq, ne semblait pas les intimider. Se sentant en danger, Balrok profita d'un moment inattention de ses agresseurs pour fuir vers le bois ou se cachaient ses compagnons, les hommes en armes sur ses talons. Méo ayant décidé de rester pour tenter de les prendre à revers, Balrok et Marvin décidèrent de ne pas trop s'éloigner et durent faire face aux hommes en arme.</text:p>
      <text:p text:style-name="P1"/>
      <text:p text:style-name="P1"><text:tab/>S’en suivi un combat à l'orée des bois dont la confusion abouti à la séparation des 3 compagnons. Méo fut la première à regagner le camps sous une pluie battante et à alerter Rhal de la tournure des événements. Marvin parvins au camp le lendemain et raconta avoir vu Balrok tomber sous le coup de ses ennemis puis avoir été trainé vers l'ouest. Les fortes pluies qui s'étaient abattues l'avaient empêché de suivre plus avant les traces de ses ravisseurs. Stan, l'homme que Méo avait sauvé, confia penser que les hommes en armes décris par Marvin devaient être une bande de mercenaires à la solde des orcs et qu'ils amenaient surement Balrok au delà de la Nébha, à Gromsha'am, le camp des Orcs.</text:p>
      <text:p text:style-name="P1"/>
      <text:p text:style-name="P1"/>
      <text:p text:style-name="P1"/>
      <text:p text:style-name="P1"/>
      <text:p text:style-name="P1"/>
      <text:p text:style-name="P2">Note :</text:p>
      <text:list xml:id="list42370854" text:style-name="L1">
        <text:list-item>
          <text:p text:style-name="P7">Amkhaed : Ancien nom du temple d'Amkalad (temple de la terre)</text:p>
        </text:list-item>
        <text:list-item>
          <text:p text:style-name="P7">Orzaroth : Dieu guerrier</text:p>
        </text:list-item>
        <text:list-item>
          <text:p text:style-name="P10"><text:span text:style-name="T1">Ulmar : Dieu </text:span>patriarche <text:span text:style-name="T1">(Amkalad)</text:span></text:p>
        </text:list-item>
        <text:list-item>
          <text:p text:style-name="P10">Z<text:span text:style-name="T1">o</text:span>ha : <text:span text:style-name="T1">Déesse nourricière (Amkalad)</text:span></text:p>
        </text:list-item>
        <text:list-item>
          <text:p text:style-name="P7">Raehorth : Ancien nom du temple d'Rho (temple de la feu)</text:p>
        </text:list-item>
        <text:list-item>
          <text:p text:style-name="P7"><text:soft-page-break/>Phomea : Ancien nom du temple des vents (temple de la eau et air)</text:p>
        </text:list-item>
        <text:list-item>
          <text:p text:style-name="P7">Aldarae : Ancien nom du temple d'Alderad (temple de la vie)</text:p>
        </text:list-item>
        <text:list-item>
          <text:p text:style-name="P7">Rho<text:span text:style-name="T2"> : S</text:span>eigneur des volcans (Raehorth)</text:p>
        </text:list-item>
        <text:list-item>
          <text:p text:style-name="P7">Fho : Seigneur des mers (Phomae)</text:p>
        </text:list-item>
        <text:list-item>
          <text:p text:style-name="P8">Le créateur : Sondoroth</text:p>
        </text:list-item>
      </text:list>
      <text:p text:style-name="P4"/>
      <text:p text:style-name="P4">Refs. :</text:p>
      <text:p text:style-name="P4">- Orbe : http://en.wikipedia.org/wiki/File:Olmec_Fetal_Figurine_AMNH.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ＭＳ 明朝" svg:font-family="'ＭＳ 明朝', 'MS Mincho'" style:font-family-generic="roman"/>
    <style:font-face style:name="Mangal2" svg:font-family="Mangal" style:font-pitch="variable"/>
    <style:font-face style:name="Sherwood" svg:font-family="Sherwood"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fr" fo:country="FR" style:font-name-asian="ＭＳ 明朝" style:font-size-asian="10pt" style:language-asian="ja" style:country-asian="JP"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1"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3z0" style:family="text">
      <style:text-properties fo:font-weight="bold" style:font-weight-asian="bold"/>
    </style:style>
    <style:style style:name="WW8Num4z0" style:family="text">
      <style:text-properties fo:font-weight="bold" style:font-weight-asian="bold"/>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Eden</dc:title>
    <meta:initial-creator>Guillaume Blanchard</meta:initial-creator>
    <meta:creation-date>2000-12-14T11:53:00</meta:creation-date>
    <dc:creator>Guillaume Blanchard</dc:creator>
    <dc:date>2011-03-08T23:15:15.01</dc:date>
    <meta:print-date>2000-12-13T14:38:00</meta:print-date>
    <meta:editing-cycles>38</meta:editing-cycles>
    <meta:editing-duration>PT06H33M02S</meta:editing-duration>
    <meta:generator>OpenOffice.org/3.2$Win32 OpenOffice.org_project/320m18$Build-9502</meta:generator>
    <meta:document-statistic meta:table-count="0" meta:image-count="0" meta:object-count="0" meta:page-count="4" meta:paragraph-count="40" meta:word-count="2584" meta:character-count="15244"/>
  </office:meta>
</office:document-meta>
</file>